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1.07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 style:data-style-name="N41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number-columns-repeated="2" table:style-name="Default"/>
          <table:covered-table-cell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]/[.D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number-columns-repeated="3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1]/[.D11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6]/[.D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number-columns-repeated="3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 broken limits</text:p>
          </table:table-cell>
          <table:covered-table-cell table:number-columns-repeated="2" table:style-name="Default"/>
          <table:covered-table-cell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6"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57]/[.D57]" office:value-type="float" office:value="0.888888888888889" calcext:value-type="float">
            <text:p>0,888888888888889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2]/[.D62]" office:value-type="float" office:value="0.854430379746835" calcext:value-type="float">
            <text:p>0,854430379746835</text:p>
          </table:table-cell>
          <table:table-cell table:style-name="ce6" table:number-columns-repeated="3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6"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7]/[.D67]" office:value-type="float" office:value="0.936708860759494" calcext:value-type="float">
            <text:p>0,936708860759494</text:p>
          </table:table-cell>
          <table:table-cell table:style-name="ce6" table:number-columns-repeated="3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number-columns-repeated="3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number-columns-repeated="3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number-columns-repeated="3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number-columns-repeated="3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number-columns-repeated="3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table:style-name="Default" office:value-type="string" calcext:value-type="string">
            <text:p>Tests from 09.08.2022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[.C106]" office:value-type="float" office:value="0.988235294117647" calcext:value-type="float">
            <text:p>0,988235294117647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[.H106]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[.C107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[.H10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[.C108]" office:value-type="float" office:value="0.671052631578947" calcext:value-type="float">
            <text:p>0,671052631578947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[.H108]" office:value-type="float" office:value="0.662337662337662" calcext:value-type="float">
            <text:p>0,662337662337662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[.C111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[.H111]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[.C112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[.H112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[.C113]" office:value-type="float" office:value="0.959183673469388" calcext:value-type="float">
            <text:p>0,959183673469388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[.H113]" office:value-type="float" office:value="0.971153846153846" calcext:value-type="float">
            <text:p>0,971153846153846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[.C122]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[.H122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[.C123]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[.H123]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[.C124]" office:value-type="float" office:value="0.869565217391304" calcext:value-type="float">
            <text:p>0,869565217391304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[.H124]" office:value-type="float" office:value="0.169811320754717" calcext:value-type="float">
            <text:p>0,169811320754717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[.C127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[.H127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[.C128]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[.H128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[.C129]" office:value-type="float" office:value="0.844444444444444" calcext:value-type="float">
            <text:p>0,844444444444444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[.H129]" office:value-type="float" office:value="0.648648648648649" calcext:value-type="float">
            <text:p>0,648648648648649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table:style-name="Default" office:value-type="string" calcext:value-type="string">
            <text:p>Tests from 10.08.2022 to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39]/[.C139]" office:value-type="float" office:value="0.990909090909091" calcext:value-type="float">
            <text:p>0,990909090909091</text:p>
          </table:table-cell>
          <table:table-cell table:style-name="ce5" office:value-type="float" office:value="-98" calcext:value-type="float">
            <text:p>-98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39]/[.H139]" office:value-type="float" office:value="0.995475113122172" calcext:value-type="float">
            <text:p>0,995475113122172</text:p>
          </table:table-cell>
          <table:table-cell table:style-name="ce14" office:value-type="float" office:value="-98" calcext:value-type="float">
            <text:p>-9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/>
          <table:table-cell table:style-name="ce5" table:number-columns-repeated="3"/>
          <table:table-cell table:style-name="ce5" table:formula="of:=1-[.D140]/[.C140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40]/[.H140]" office:value-type="string" office:string-value="" calcext:value-type="error">
            <text:p>#DIV/0!</text:p>
          </table:table-cell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5" table:number-columns-repeated="3"/>
          <table:table-cell table:style-name="ce5" table:formula="of:=1-[.D141]/[.C141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41]/[.H141]" office:value-type="string" office:string-value="" calcext:value-type="error">
            <text:p>#DIV/0!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44]/[.C144]" office:value-type="float" office:value="0.933014354066986" calcext:value-type="float">
            <text:p>0,933014354066986</text:p>
          </table:table-cell>
          <table:table-cell table:style-name="ce7" office:value-type="float" office:value="-99" calcext:value-type="float">
            <text:p>-99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44]/[.H144]" office:value-type="float" office:value="0.995475113122172" calcext:value-type="float">
            <text:p>0,995475113122172</text:p>
          </table:table-cell>
          <table:table-cell table:style-name="ce16" office:value-type="float" office:value="-97" calcext:value-type="float">
            <text:p>-9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/>
          <table:table-cell table:style-name="ce7" table:number-columns-repeated="3"/>
          <table:table-cell table:style-name="ce7" table:formula="of:=1-[.D145]/[.C145]" office:value-type="string" office:string-value="" calcext:value-type="error">
            <text:p>#DIV/0!</text:p>
          </table:table-cell>
          <table:table-cell table:style-name="ce7"/>
          <table:table-cell table:style-name="ce16" table:number-columns-repeated="3"/>
          <table:table-cell table:style-name="ce16" table:formula="of:=1-[.I145]/[.H145]" office:value-type="string" office:string-value="" calcext:value-type="error">
            <text:p>#DIV/0!</text:p>
          </table:table-cell>
          <table:table-cell table:style-name="ce16"/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7" table:number-columns-repeated="3"/>
          <table:table-cell table:style-name="ce7" table:formula="of:=1-[.D146]/[.C146]" office:value-type="string" office:string-value="" calcext:value-type="error">
            <text:p>#DIV/0!</text:p>
          </table:table-cell>
          <table:table-cell table:style-name="ce7"/>
          <table:table-cell table:style-name="ce16" table:number-columns-repeated="3"/>
          <table:table-cell table:style-name="ce16" table:formula="of:=1-[.I146]/[.H146]" office:value-type="string" office:string-value="" calcext:value-type="error">
            <text:p>#DIV/0!</text:p>
          </table:table-cell>
          <table:table-cell table:style-name="ce16"/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24" office:value-type="float" office:value="13" calcext:value-type="float">
            <text:p>13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/>
          <table:table-cell table:style-name="ce24"/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24"/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/>
          <table:table-cell table:style-name="ce5" table:number-columns-repeated="3"/>
          <table:table-cell table:style-name="ce5" table:formula="of:=1-[.D155]/[.C155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55]/[.H155]" office:value-type="string" office:string-value="" calcext:value-type="error">
            <text:p>#DIV/0!</text:p>
          </table:table-cell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/>
          <table:table-cell table:style-name="ce5" table:number-columns-repeated="3"/>
          <table:table-cell table:style-name="ce5" table:formula="of:=1-[.D156]/[.C156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56]/[.H156]" office:value-type="string" office:string-value="" calcext:value-type="error">
            <text:p>#DIV/0!</text:p>
          </table:table-cell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5" table:number-columns-repeated="3"/>
          <table:table-cell table:style-name="ce5" table:formula="of:=1-[.D157]/[.C157]" office:value-type="string" office:string-value="" calcext:value-type="error">
            <text:p>#DIV/0!</text:p>
          </table:table-cell>
          <table:table-cell table:style-name="ce5"/>
          <table:table-cell table:style-name="ce14" table:number-columns-repeated="3"/>
          <table:table-cell table:style-name="ce14" table:formula="of:=1-[.I157]/[.H157]" office:value-type="string" office:string-value="" calcext:value-type="error">
            <text:p>#DIV/0!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/>
          <table:table-cell table:style-name="ce7" table:number-columns-repeated="3"/>
          <table:table-cell table:style-name="ce7" table:formula="of:=1-[.D160]/[.C160]" office:value-type="string" office:string-value="" calcext:value-type="error">
            <text:p>#DIV/0!</text:p>
          </table:table-cell>
          <table:table-cell table:style-name="ce7"/>
          <table:table-cell table:style-name="ce16" table:number-columns-repeated="3"/>
          <table:table-cell table:style-name="ce16" table:formula="of:=1-[.I160]/[.H160]" office:value-type="string" office:string-value="" calcext:value-type="error">
            <text:p>#DIV/0!</text:p>
          </table:table-cell>
          <table:table-cell table:style-name="ce16"/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/>
          <table:table-cell table:style-name="ce7" table:number-columns-repeated="3"/>
          <table:table-cell table:style-name="ce7" table:formula="of:=1-[.D161]/[.C161]" office:value-type="string" office:string-value="" calcext:value-type="error">
            <text:p>#DIV/0!</text:p>
          </table:table-cell>
          <table:table-cell table:style-name="ce7"/>
          <table:table-cell table:style-name="ce16" table:number-columns-repeated="3"/>
          <table:table-cell table:style-name="ce16" table:formula="of:=1-[.I161]/[.H161]" office:value-type="string" office:string-value="" calcext:value-type="error">
            <text:p>#DIV/0!</text:p>
          </table:table-cell>
          <table:table-cell table:style-name="ce16"/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7" table:number-columns-repeated="3"/>
          <table:table-cell table:style-name="ce7" table:formula="of:=1-[.D162]/[.C162]" office:value-type="string" office:string-value="" calcext:value-type="error">
            <text:p>#DIV/0!</text:p>
          </table:table-cell>
          <table:table-cell table:style-name="ce7"/>
          <table:table-cell table:style-name="ce16" table:number-columns-repeated="3"/>
          <table:table-cell table:style-name="ce16" table:formula="of:=1-[.I162]/[.H162]" office:value-type="string" office:string-value="" calcext:value-type="error">
            <text:p>#DIV/0!</text:p>
          </table:table-cell>
          <table:table-cell table:style-name="ce16"/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/>
          <table:table-cell table:style-name="ce24"/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/>
          <table:table-cell table:style-name="ce24"/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24"/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.00.0000</text:date>, <text:time style:data-style-name="N2" text:time-value="14:44:14.0145824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8-10T15:41:04.657783778</dc:date>
    <meta:editing-duration>PT9H41M11S</meta:editing-duration>
    <meta:editing-cycles>63</meta:editing-cycles>
    <meta:generator>LibreOffice/6.4.7.2$Linux_X86_64 LibreOffice_project/40$Build-2</meta:generator>
    <meta:document-statistic meta:table-count="1" meta:cell-count="1361" meta:object-count="0"/>
  </office:meta>
</office:document-meta>
</file>